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noto sans" svg:font-family="'noto sans', 'helvetica neue', helvetica, arial, sans-serif"/>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fo:font-style="italic" officeooo:rsid="0013b35d" officeooo:paragraph-rsid="001867df" style:font-style-asian="italic" style:font-style-complex="italic"/>
    </style:style>
    <style:style style:name="P3" style:family="paragraph" style:parent-style-name="Header">
      <style:text-properties fo:font-style="italic" officeooo:rsid="005871fa" officeooo:paragraph-rsid="005871fa" style:font-style-asian="italic" style:font-style-complex="italic"/>
    </style:style>
    <style:style style:name="P4" style:family="paragraph" style:parent-style-name="Text_20_body">
      <style:paragraph-properties fo:padding="0.049cm" fo:border="0.06pt solid #d9d9e3"/>
    </style:style>
    <style:style style:name="T1" style:family="text">
      <style:text-properties loext:padding="0.049cm" loext:border="0.06pt solid #d9d9e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1">Pregunta 1:</text:span></text:span> ¿Qué es la autenticación de dos factores y por qué es importante para la seguridad?</text:p>
      <text:p text:style-name="P4"><text:span text:style-name="Strong_20_Emphasis"><text:span text:style-name="T1">Respuesta 1:</text:span></text:span> La autenticación de dos factores es un método de seguridad que requiere dos formas distintas de autenticación, como una contraseña y un código generado por una aplicación móvil. Es importante porque proporciona una capa adicional de seguridad, ya que incluso si alguien conoce la contraseña, no puede acceder a la cuenta sin el segundo factor de autenticación.</text:p>
      <text:p text:style-name="Horizontal_20_Line"/>
      <text:p text:style-name="P4"><text:span text:style-name="Strong_20_Emphasis"><text:span text:style-name="T1">Pregunta 2:</text:span></text:span> ¿Cuál es el propósito de un cortafuegos (firewall) en un sistema de seguridad?</text:p>
      <text:p text:style-name="P4"><text:span text:style-name="Strong_20_Emphasis"><text:span text:style-name="T1">Respuesta 2:</text:span></text:span> El propósito de un cortafuegos es proteger una red o sistema limitando el tráfico de red no autorizado o peligroso, permitiendo solo el tráfico que cumple con las reglas de seguridad especificadas.</text:p>
      <text:p text:style-name="Horizontal_20_Line"/>
      <text:p text:style-name="P4"><text:span text:style-name="Strong_20_Emphasis"><text:span text:style-name="T1">Pregunta 3:</text:span></text:span> ¿Qué es un ataque de fuerza bruta y cómo se puede mitigar?</text:p>
      <text:p text:style-name="P4"><text:span text:style-name="Strong_20_Emphasis"><text:span text:style-name="T1">Respuesta 3:</text:span></text:span> Un ataque de fuerza bruta es un intento de adivinar una contraseña probando todas las combinaciones posibles. Se puede mitigar mediante la implementación de políticas de contraseña fuerte, bloqueo de cuentas después de intentos fallidos y el uso de autenticación de dos factores.</text:p>
      <text:p text:style-name="Horizontal_20_Line"/>
      <text:p text:style-name="P4"><text:span text:style-name="Strong_20_Emphasis"><text:span text:style-name="T1">Pregunta 4:</text:span></text:span> ¿Cuál es el propósito de un análisis de vulnerabilidades en seguridad de la información?</text:p>
      <text:p text:style-name="P4"><text:span text:style-name="Strong_20_Emphasis"><text:span text:style-name="T1">Respuesta 4:</text:span></text:span> El propósito de un análisis de vulnerabilidades es identificar y evaluar las debilidades o vulnerabilidades en un sistema, red o aplicación que podrían ser explotadas por un atacante. Esto permite tomar medidas para corregir o mitigar estas vulnerabilidades.</text:p>
      <text:p text:style-name="Horizontal_20_Line"/>
      <text:p text:style-name="P4"><text:span text:style-name="Strong_20_Emphasis"><text:span text:style-name="T1">Pregunta 5:</text:span></text:span> ¿Qué es un IDS (Sistema de Detección de Intrusiones) y cuál es su función?</text:p>
      <text:p text:style-name="P4"><text:span text:style-name="Strong_20_Emphasis"><text:span text:style-name="T1">Respuesta 5:</text:span></text:span> Un IDS es un sistema que monitoriza la red o el sistema en busca de actividades inusuales o sospechosas que podrían indicar una intrusión o ataque. Su función es detectar y alertar sobre posibles amenazas de seguridad.</text:p>
      <text:p text:style-name="Horizontal_20_Line"/>
      <text:p text:style-name="P4"><text:span text:style-name="Strong_20_Emphasis"><text:span text:style-name="T1">Pregunta 6:</text:span></text:span> ¿Cuál es el propósito de un sistema de gestión de parches en la seguridad de la información?</text:p>
      <text:p text:style-name="P4"><text:soft-page-break/><text:span text:style-name="Strong_20_Emphasis"><text:span text:style-name="T1">Respuesta 6:</text:span></text:span> El propósito de un sistema de gestión de parches es asegurarse de que el software y los sistemas estén actualizados con los últimos parches de seguridad para corregir vulnerabilidades conocidas y reducir el riesgo de explotación.</text:p>
      <text:p text:style-name="Horizontal_20_Line"/>
      <text:p text:style-name="P4"><text:span text:style-name="Strong_20_Emphasis"><text:span text:style-name="T1">Pregunta 7:</text:span></text:span> ¿Qué es la encriptación de datos y cómo contribuye a la seguridad de la información?</text:p>
      <text:p text:style-name="P4"><text:span text:style-name="Strong_20_Emphasis"><text:span text:style-name="T1">Respuesta 7:</text:span></text:span> La encriptación de datos es el proceso de convertir datos legibles en texto cifrado ilegible. Contribuye a la seguridad de la información al proteger la confidencialidad de los datos, incluso si son interceptados por un atacante.</text:p>
      <text:p text:style-name="Horizontal_20_Line"/>
      <text:p text:style-name="P4"><text:span text:style-name="Strong_20_Emphasis"><text:span text:style-name="T1">Pregunta 8:</text:span></text:span> ¿Cuál es el propósito de un análisis de registro de seguridad?</text:p>
      <text:p text:style-name="P4"><text:span text:style-name="Strong_20_Emphasis"><text:span text:style-name="T1">Respuesta 8:</text:span></text:span> El propósito de un análisis de registro de seguridad es revisar los registros de actividad del sistema y la red en busca de eventos inusuales, patrones sospechosos o actividad maliciosa para identificar y responder a posibles amenazas.</text:p>
      <text:p text:style-name="Horizontal_20_Line"/>
      <text:p text:style-name="P4"><text:span text:style-name="Strong_20_Emphasis"><text:span text:style-name="T1">Pregunta 9:</text:span></text:span> ¿Qué es un ataque de denegación de servicio (DoS) y cómo se puede mitigar?</text:p>
      <text:p text:style-name="P4"><text:span text:style-name="Strong_20_Emphasis"><text:span text:style-name="T1">Respuesta 9:</text:span></text:span> Un ataque de denegación de servicio (DoS) busca sobrecargar un sistema o red con tráfico malicioso para que no pueda proporcionar servicios a usuarios legítimos. Se puede mitigar mediante la implementación de cortafuegos, balanceadores de carga y sistemas de detección de ataques DoS.</text:p>
      <text:p text:style-name="Horizontal_20_Line"/>
      <text:p text:style-name="P4"><text:span text:style-name="Strong_20_Emphasis"><text:span text:style-name="T1">Pregunta 10:</text:span></text:span> ¿Qué es un certificado SSL/TLS y cuál es su función en la seguridad de la comunicación web?</text:p>
      <text:p text:style-name="P4"><text:span text:style-name="Strong_20_Emphasis"><text:span text:style-name="T1">Respuesta 10:</text:span></text:span> Un certificado SSL/TLS es un certificado digital que autentica la identidad de un sitio web y permite la encriptación segura de la comunicación entre el navegador y el servidor web. Su función es garantizar la confidencialidad y la integridad de los datos transmitidos.</text:p>
      <text:p text:style-name="Horizontal_20_Line"/>
      <text:p text:style-name="P4"><text:span text:style-name="Strong_20_Emphasis"><text:span text:style-name="T1">Pregunta 11:</text:span></text:span> ¿Qué es una política de seguridad de la información y por qué es importante?</text:p>
      <text:p text:style-name="P4"><text:span text:style-name="Strong_20_Emphasis"><text:span text:style-name="T1">Respuesta 11:</text:span></text:span> Una política de seguridad de la información es un conjunto de reglas y directrices que establecen cómo se debe proteger la información y los recursos en una organización. Es importante porque proporciona un marco para la gestión de la seguridad y ayuda a garantizar la consistencia en las prácticas de seguridad.</text:p>
      <text:p text:style-name="Horizontal_20_Line"/>
      <text:p text:style-name="P4"><text:soft-page-break/><text:span text:style-name="Strong_20_Emphasis"><text:span text:style-name="T1">Pregunta 12:</text:span></text:span> ¿Qué es un ataque de phishing y cómo se puede identificar?</text:p>
      <text:p text:style-name="P4"><text:span text:style-name="Strong_20_Emphasis"><text:span text:style-name="T1">Respuesta 12:</text:span></text:span> Un ataque de phishing es un intento de engañar a los usuarios para que revelen información confidencial, como contraseñas o números de tarjeta de crédito, generalmente a través de correos electrónicos o sitios web falsificados. Se puede identificar examinando cuidadosamente la URL del sitio web y evitando hacer clic en enlaces sospechosos.</text:p>
      <text:p text:style-name="Horizontal_20_Line"/>
      <text:p text:style-name="P4"><text:span text:style-name="Strong_20_Emphasis"><text:span text:style-name="T1">Pregunta 13:</text:span></text:span> ¿Cuál es el propósito de un análisis de seguridad de aplicaciones?</text:p>
      <text:p text:style-name="P4"><text:span text:style-name="Strong_20_Emphasis"><text:span text:style-name="T1">Respuesta 13:</text:span></text:span> El propósito de un análisis de seguridad de aplicaciones es identificar y corregir vulnerabilidades de seguridad en el software y las aplicaciones utilizadas en una organización.</text:p>
      <text:p text:style-name="Horizontal_20_Line"/>
      <text:p text:style-name="P4"><text:span text:style-name="Strong_20_Emphasis"><text:span text:style-name="T1">Pregunta 14:</text:span></text:span> ¿Qué es una VPN (Red Privada Virtual) y cuál es su función en la seguridad de la comunicación?</text:p>
      <text:p text:style-name="P4"><text:span text:style-name="Strong_20_Emphasis"><text:span text:style-name="T1">Respuesta 14:</text:span></text:span> Una VPN es una tecnología que crea una conexión segura y encriptada a través de una red pública, como Internet. Su función es proteger la confidencialidad y la integridad de la comunicación entre dispositivos remotos.</text:p>
      <text:p text:style-name="Horizontal_20_Line"/>
      <text:p text:style-name="P4"><text:span text:style-name="Strong_20_Emphasis"><text:span text:style-name="T1">Pregunta 15:</text:span></text:span> ¿Qué es un ataque de ingeniería social y cómo se puede prevenir?</text:p>
      <text:p text:style-name="P4"><text:span text:style-name="Strong_20_Emphasis"><text:span text:style-name="T1">Respuesta 15:</text:span></text:span> Un ataque de ingeniería social involucra la manipulación psicológica de las personas para obtener información confidencial o acceso no autorizado. Se puede prevenir educando a los empleados sobre los riesgos y las tácticas utilizadas en estos ataques.</text:p>
      <text:p text:style-name="Horizontal_20_Line"/>
      <text:p text:style-name="P4"><text:span text:style-name="Strong_20_Emphasis"><text:span text:style-name="T1">Pregunta 16:</text:span></text:span> ¿Qué es un protocolo de seguridad HTTPS y en qué se diferencia de HTTP?</text:p>
      <text:p text:style-name="P4"><text:span text:style-name="Strong_20_Emphasis"><text:span text:style-name="T1">Respuesta 16:</text:span></text:span> HTTPS (Hypertext Transfer Protocol Secure) es una versión segura de HTTP que utiliza encriptación SSL/TLS para proteger la comunicación entre el navegador y el servidor web. HTTPS proporciona una capa adicional de seguridad en comparación con HTTP no cifrado.</text:p>
      <text:p text:style-name="Horizontal_20_Line"/>
      <text:p text:style-name="P4"><text:span text:style-name="Strong_20_Emphasis"><text:span text:style-name="T1">Pregunta 17:</text:span></text:span> ¿Cuál es el papel de un administrador de seguridad de la información en una organización?</text:p>
      <text:p text:style-name="P4"><text:span text:style-name="Strong_20_Emphasis"><text:span text:style-name="T1">Respuesta 17:</text:span></text:span> El papel de un administrador de seguridad de la información es planificar, implementar y supervisar medidas de seguridad para proteger la información y los activos de una organización, así como responder a incidentes de seguridad.</text:p>
      <text:p text:style-name="Horizontal_20_Line"><text:soft-page-break/></text:p>
      <text:p text:style-name="P4"><text:span text:style-name="Strong_20_Emphasis"><text:span text:style-name="T1">Pregunta 18:</text:span></text:span> ¿Qué es un ataque de inyección de SQL y cómo se puede prevenir?</text:p>
      <text:p text:style-name="P4"><text:span text:style-name="Strong_20_Emphasis"><text:span text:style-name="T1">Respuesta 18:</text:span></text:span> Un ataque de inyección de SQL implica la inserción de comandos SQL maliciosos en las entradas de una aplicación web para obtener acceso no autorizado a una base de datos. Se puede prevenir validando y sanitizando las entradas de usuario y utilizando consultas parametrizadas.</text:p>
      <text:p text:style-name="Horizontal_20_Line"/>
      <text:p text:style-name="P4"><text:span text:style-name="Strong_20_Emphasis"><text:span text:style-name="T1">Pregunta 19:</text:span></text:span> ¿Cuál es el propósito de una política de retención de datos en seguridad de la información?</text:p>
      <text:p text:style-name="P4"><text:span text:style-name="Strong_20_Emphasis"><text:span text:style-name="T1">Respuesta 19:</text:span></text:span> El propósito de una política de retención de datos es establecer las reglas para el almacenamiento, la retención y la eliminación segura de datos, garantizando el cumplimiento de regulaciones y la protección de la privacidad.</text:p>
      <text:p text:style-name="Horizontal_20_Line"/>
      <text:p text:style-name="P4"><text:span text:style-name="Strong_20_Emphasis"><text:span text:style-name="T1">Pregunta 20:</text:span></text:span> ¿Qué es la autenticación de dos factores y cómo se puede implementar?</text:p>
      <text:p text:style-name="P4"><text:span text:style-name="Strong_20_Emphasis"><text:span text:style-name="T1">Respuesta 20:</text:span></text:span> La autenticación de dos factores implica la verificación de la identidad de un usuario utilizando dos métodos diferentes, como una contraseña y un código generado por una aplicación móvil. Se puede implementar mediante el uso de aplicaciones de autenticación, tokens de hardware o mensajes de texto con códigos temporales.</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noto sans" svg:font-family="'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5871fa" officeooo:paragraph-rsid="005871fa"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draw:frame draw:style-name="Mfr1" draw:name="Imagen2" text:anchor-type="char" svg:x="11.88cm" svg:y="-0.66cm" svg:width="5.054cm" svg:height="1.207cm" draw:z-index="3"><draw:image xlink:href="Pictures/10000001000001360000004A30263C5DB1AE7E44.png" xlink:type="simple" xlink:show="embed" xlink:actuate="onLoad" draw:mime-type="image/png"/></draw:frame>Seguridad</text:p>
        <text:p text:style-name="MP2">Tareas de administración de seguridad</text:p>
      </style:header>
      <style:footer>
        <text:p text:style-name="MP3"><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5T23:37:21.946174947</dc:date>
    <meta:editing-duration>PT3H32M12S</meta:editing-duration>
    <meta:editing-cycles>68</meta:editing-cycles>
    <meta:generator>LibreOffice/7.4.1.2$Linux_X86_64 LibreOffice_project/3c58a8f3a960df8bc8fd77b461821e42c061c5f0</meta:generator>
    <meta:document-statistic meta:table-count="0" meta:image-count="1" meta:object-count="0" meta:page-count="4" meta:paragraph-count="43" meta:word-count="1170" meta:character-count="7262" meta:non-whitespace-character-count="6135"/>
  </office:meta>
</office:document-meta>
</file>